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officeooo:paragraph-rsid="0005033f"/>
    </style:style>
    <style:style style:name="P3" style:family="paragraph" style:parent-style-name="Standard">
      <style:text-properties officeooo:paragraph-rsid="00050682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06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tor de Recursos Humanos</text:p>
      <text:p text:style-name="Standard">Cerâmica Villagres</text:p>
      <text:p text:style-name="Standard"/>
      <text:p text:style-name="Standard">Bom Dia!</text:p>
      <text:p text:style-name="Standard"/>
      <text:p text:style-name="Standard">Meu nome é Kalianny Miranda, e neste momento, estou iniciando minha jornada profissional enquanto curso Análise e Desenvolvimento de Sistemas.</text:p>
      <text:p text:style-name="Standard"/>
      <text:p text:style-name="Standard">Ao explorar o site da empresa, deparei-me com a oportunidade para a vaga de estagiário de T.I e fiquei imensamente interessada e empolgada. Estou à procura de oportunidades no mercado que possam enriquecer meu conhecimento e contribuir para o crescimento da sua empresa.</text:p>
      <text:p text:style-name="Standard"/>
      <text:p text:style-name="Standard">Gostaria de informar que estou me qualificando para uma área mais específica, como programação web. Atualmente, estou aprimorando minhas habilidades em Javascript e Php, linguagens que identifiquei como sendo utilizadas pela Villagres.</text:p>
      <text:p text:style-name="Standard"/>
      <text:p text:style-name="Standard">Adoraria aplicar a experiência que adquiri durante meus estudos para ampliar meus conhecimentos e contribuir de forma eficaz para a empresa.</text:p>
      <text:p text:style-name="Standard"/>
      <text:p text:style-name="Standard">Em anexo, envio meu currículo para sua avaliação. Estou à disposição para agendar uma conversa pessoalmente e discutir como minhas habilidades podem ser alinhadas às necessidades da Cerâmica Villagres.</text:p>
      <text:p text:style-name="Standard"/>
      <text:p text:style-name="Standard">Agradeço pela oportunidade e aguardo ansiosamente a possibilidade de contribuir para o sucesso da equipe.</text:p>
      <text:p text:style-name="Standard"/>
      <text:p text:style-name="Standard">Atenciosamente,</text:p>
      <text:p text:style-name="Standard"/>
      <text:p text:style-name="Standard">Kalianny Miranda.</text:p>
      <text:p text:style-name="Standard"/>
      <text:p text:style-name="Standard"/>
      <text:p text:style-name="Standard">**Candidatura para Estágio de T.I na Cerâmica Villagres**</text:p>
      <text:p text:style-name="Standard"/>
      <text:p text:style-name="Standard"><text:soft-page-break/>**Ao Setor de Recursos Humanos**</text:p>
      <text:p text:style-name="Standard"/>
      <text:p text:style-name="Standard">Sou Kalianny Miranda, estudante de Análise e Desenvolvimento de Sistemas, e estou entusiasmada com a oportunidade de concorrer à vaga de estágio de T.I na Cerâmica Villagres.</text:p>
      <text:p text:style-name="Standard"/>
      <text:p text:style-name="Standard">Após explorar o site da empresa, observei que minha formação e interesse em programação, especialmente em Javascript e Php, alinham-se perfeitamente com as necessidades da Villagres. Estou comprometida em contribuir para o crescimento da empresa e aprimorar minhas habilidades profissionais.</text:p>
      <text:p text:style-name="Standard"/>
      <text:p text:style-name="P2">Em anexo, envio meu currículo para sua avaliação. Estou à disposição para uma conversa presencial, na qual poderemos discutir detalhadamente como minhas habilidades podem agregar valor à equipe.</text:p>
      <text:p text:style-name="Standard"/>
      <text:p text:style-name="Standard">Agradeço pela atenção e aguardo com expectativa a oportunidade de colaborar para o sucesso da Cerâmica Villagres.</text:p>
      <text:p text:style-name="Standard"/>
      <text:p text:style-name="Standard">**Candidatura para Estágio de T.I na Cerâmica Villagres**</text:p>
      <text:p text:style-name="Standard"/>
      <text:p text:style-name="Standard">Sou Kalianny Miranda, estudante de Análise e Desenvolvimento de Sistemas, animada com a vaga de estágio de T.I na Cerâmica Villagres. Minha formação em Javascript e Php se encaixa nas necessidades da empresa. Anexo meu currículo para avaliação e estou disponível para uma conversa presencial.</text:p>
      <text:p text:style-name="Standard"/>
      <text:p text:style-name="Standard">Agradeço pela atenção e aguardo ansiosamente a oportunidade de contribuir para o sucesso da Villagres.</text:p>
      <text:p text:style-name="Standard"/>
      <text:p text:style-name="Standard">Prezados(as),</text:p>
      <text:p text:style-name="Standard"/>
      <text:p text:style-name="P3">Sou Kalianny Miranda, estudante de Análise e Desenvolvimento de Sistemas, e expresso meu entusiasmo ao me candidatar à vaga de estágio de T.I na Cerâmica Villagres. </text:p>
      <text:p text:style-name="P3"><text:s/>Anexo meu currículo para vossa avaliação e coloco-me à disposição para uma conversa presencial, onde poderemos discutir como minhas habilidades podem agregar valor à equipe. Agradeço pela atenção e <text:soft-page-break/>aguardo com expectativa a oportunidade de colaborar para o sucesso da Cerâmica Villagres.</text:p>
      <text:p text:style-name="P3"/>
      <text:p text:style-name="P3"/>
      <text:p text:style-name="Standard">Prezados(as),</text:p>
      <text:p text:style-name="Standard"/>
      <text:p text:style-name="Standard">Candidato-me <text:span text:style-name="T3">para</text:span> vaga de estágio de T.I na Cerâmica Villagres. Anexo meu currículo para avaliação e estou disponível para uma conversa presencial, na qual podemos discutir como minhas habilidades podem contribuir para a equipe. Agradeço pela atenção e aguardo com expectativa a oportunidade de colaborar para o sucesso da Cerâmica Villagres.</text:p>
      <text:p text:style-name="Standard"/>
      <text:p text:style-name="Standard">Atenciosamente,</text:p>
      <text:p text:style-name="Standard">Kalianny Miranda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sig</meta:initial-creator>
    <meta:editing-cycles>3</meta:editing-cycles>
    <meta:creation-date>2020-03-24T20:06:00</meta:creation-date>
    <dc:date>2024-01-07T12:09:52.359368842</dc:date>
    <meta:editing-duration>PT51M50S</meta:editing-duration>
    <meta:generator>LibreOffice/6.4.7.2$Linux_X86_64 LibreOffice_project/40$Build-2</meta:generator>
    <meta:document-statistic meta:table-count="0" meta:image-count="0" meta:object-count="0" meta:page-count="3" meta:paragraph-count="27" meta:word-count="488" meta:character-count="3340" meta:non-whitespace-character-count="28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